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408" officeooo:paragraph-rsid="000e7408"/>
    </style:style>
    <style:style style:name="P2" style:family="paragraph" style:parent-style-name="Standard">
      <style:text-properties officeooo:rsid="000e7408" officeooo:paragraph-rsid="000f11e8"/>
    </style:style>
    <style:style style:name="P3" style:family="paragraph" style:parent-style-name="Standard">
      <style:text-properties officeooo:rsid="000e7408" officeooo:paragraph-rsid="000f724f"/>
    </style:style>
    <style:style style:name="P4" style:family="paragraph" style:parent-style-name="Standard">
      <style:text-properties style:font-name="Liberation Serif" fo:font-size="11pt" officeooo:paragraph-rsid="000e7408" style:font-size-asian="11pt" style:font-size-complex="11pt"/>
    </style:style>
    <style:style style:name="P5" style:family="paragraph" style:parent-style-name="Standard">
      <style:text-properties style:font-name="Liberation Serif" fo:font-size="11pt" officeooo:rsid="000e7408" officeooo:paragraph-rsid="000e7408" style:font-size-asian="11pt" style:font-size-complex="11pt"/>
    </style:style>
    <style:style style:name="P6" style:family="paragraph" style:parent-style-name="Standard">
      <style:text-properties style:font-name="Liberation Serif" fo:font-size="11pt" officeooo:rsid="000e7408" officeooo:paragraph-rsid="000f11e8" style:font-size-asian="11pt" style:font-size-complex="11pt"/>
    </style:style>
    <style:style style:name="P7" style:family="paragraph" style:parent-style-name="Standard">
      <style:text-properties style:font-name="Liberation Serif" fo:font-size="11pt" officeooo:rsid="000f11e8" officeooo:paragraph-rsid="000f11e8" style:font-size-asian="11pt" style:font-size-complex="11pt"/>
    </style:style>
    <style:style style:name="P8" style:family="paragraph" style:parent-style-name="Standard">
      <style:text-properties style:font-name="Liberation Serif" fo:font-size="11pt" fo:font-weight="normal" officeooo:rsid="000f11e8" officeooo:paragraph-rsid="000f11e8" style:font-size-asian="11pt" style:font-weight-asian="normal" style:font-size-complex="11pt" style:font-weight-complex="normal"/>
    </style:style>
    <style:style style:name="P9" style:family="paragraph" style:parent-style-name="Standard">
      <style:text-properties style:font-name="Liberation Serif" fo:font-size="11pt" officeooo:paragraph-rsid="000f11e8"/>
    </style:style>
    <style:style style:name="P10" style:family="paragraph" style:parent-style-name="Standard">
      <style:text-properties fo:font-weight="bold" officeooo:rsid="000e7408" officeooo:paragraph-rsid="000e7408" style:font-weight-asian="bold" style:font-weight-complex="bold"/>
    </style:style>
    <style:style style:name="P11" style:family="paragraph" style:parent-style-name="Standard">
      <style:text-properties fo:font-weight="bold" officeooo:rsid="000e7408" officeooo:paragraph-rsid="000f724f" style:font-weight-asian="bold" style:font-weight-complex="bold"/>
    </style:style>
    <style:style style:name="P12" style:family="paragraph" style:parent-style-name="Standard">
      <style:text-properties fo:font-weight="bold" officeooo:rsid="000f724f" officeooo:paragraph-rsid="000f724f" style:font-weight-asian="bold" style:font-weight-complex="bold"/>
    </style:style>
    <style:style style:name="P13" style:family="paragraph" style:parent-style-name="Standard">
      <style:text-properties officeooo:paragraph-rsid="0010eda9"/>
    </style:style>
    <style:style style:name="P14" style:family="paragraph" style:parent-style-name="Standard">
      <style:text-properties fo:color="#000000" style:font-name="Liberation Serif" fo:font-size="11pt" fo:font-weight="normal" officeooo:rsid="000e7408" officeooo:paragraph-rsid="000e7408" style:font-size-asian="11pt" style:font-weight-asian="normal" style:font-size-complex="11pt" style:font-weight-complex="normal"/>
    </style:style>
    <style:style style:name="P15" style:family="paragraph" style:parent-style-name="Standard">
      <style:text-properties fo:color="#000000" style:font-name="Liberation Serif" fo:font-size="12pt" fo:font-weight="bold" officeooo:rsid="000f11e8" officeooo:paragraph-rsid="000f11e8" style:font-size-asian="12pt" style:font-weight-asian="bold" style:font-size-complex="12pt" style:font-weight-complex="bold"/>
    </style:style>
    <style:style style:name="P16" style:family="paragraph" style:parent-style-name="Standard">
      <style:text-properties style:font-name="Liberation Serif" fo:font-size="11pt" fo:font-weight="normal" officeooo:rsid="000f11e8" officeooo:paragraph-rsid="000f11e8" style:font-size-asian="11pt" style:font-weight-asian="normal" style:font-size-complex="11pt" style:font-weight-complex="normal"/>
    </style:style>
    <style:style style:name="P17" style:family="paragraph" style:parent-style-name="Standard">
      <style:text-properties style:font-name="Liberation Serif" fo:font-size="11pt" fo:font-weight="bold" officeooo:rsid="000e7408" officeooo:paragraph-rsid="000e7408" style:font-size-asian="11pt" style:font-weight-asian="bold" style:font-size-complex="11pt" style:font-weight-complex="bold"/>
    </style:style>
    <style:style style:name="P18" style:family="paragraph" style:parent-style-name="Standard">
      <style:text-properties style:font-name="Liberation Serif" fo:font-size="11pt" fo:font-weight="bold" officeooo:rsid="0012a97d" officeooo:paragraph-rsid="0012a97d" style:font-size-asian="11pt" style:font-weight-asian="bold" style:font-size-complex="11pt" style:font-weight-complex="bold"/>
    </style:style>
    <style:style style:name="P19" style:family="paragraph" style:parent-style-name="Standard">
      <style:text-properties style:font-name="Liberation Serif" fo:font-size="11pt" officeooo:rsid="000f11e8" officeooo:paragraph-rsid="000f11e8" style:font-size-asian="11pt" style:font-size-complex="11pt"/>
    </style:style>
    <style:style style:name="P20" style:family="paragraph" style:parent-style-name="Standard">
      <style:text-properties fo:font-weight="bold" officeooo:rsid="000e7408" officeooo:paragraph-rsid="000f724f" style:font-weight-asian="bold" style:font-weight-complex="bold"/>
    </style:style>
    <style:style style:name="P21" style:family="paragraph" style:parent-style-name="Standard">
      <style:text-properties fo:font-weight="normal" officeooo:rsid="000f724f" officeooo:paragraph-rsid="000f724f" style:font-weight-asian="normal" style:font-weight-complex="normal"/>
    </style:style>
    <style:style style:name="P22" style:family="paragraph" style:parent-style-name="Standard">
      <style:text-properties fo:font-weight="normal" officeooo:rsid="0010eda9" officeooo:paragraph-rsid="0010eda9" style:font-weight-asian="normal" style:font-weight-complex="normal"/>
    </style:style>
    <style:style style:name="P23" style:family="paragraph">
      <loext:graphic-properties draw:fill="solid" draw:fill-color="#ffffff" draw:opacity="5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style>
    <style:style style:name="P25" style:family="paragraph">
      <loext:graphic-properties draw:fill="gradient" draw:fill-color="#729fcf" draw:fill-gradient-name="Tango_20_Green"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style>
    <style:style style:name="P2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d4711a"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9" style:family="paragraph">
      <loext:graphic-properties draw:fill="solid" draw:fill-color="#f9a870" draw:opacity="9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cc79b" draw:opacity="9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1" style:family="paragraph">
      <loext:graphic-properties draw:fill="solid" draw:fill-color="#faa61a"/>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2" style:family="paragraph">
      <loext:graphic-properties draw:fill="solid" draw:fill-color="#00b6b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loext:graphic-properties draw:fill="gradient" draw:fill-color="#729fcf" draw:fill-gradient-name="Gradient_20_2"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P35" style:family="paragraph">
      <loext:graphic-properties draw:fill="solid" draw:fill-color="#ef413d"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 style:family="paragraph">
      <loext:graphic-properties draw:fill="solid" draw:fill-color="#fff450" draw:opacity="9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6b64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8" style:family="paragraph">
      <loext:graphic-properties draw:fill="solid" draw:fill-color="#89c76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gradient" draw:fill-color="#729fcf" draw:fill-gradient-name="Gradient_20_3"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40" style:family="paragraph">
      <loext:graphic-properties draw:fill="solid" draw:fill-color="#e0c2c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6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408"/>
    </style:style>
    <style:style style:name="T2" style:family="text">
      <style:text-properties fo:font-weight="bold" style:font-weight-asian="bold" style:font-weight-complex="bold"/>
    </style:style>
    <style:style style:name="T3" style:family="text">
      <style:text-properties fo:font-weight="bold" officeooo:rsid="000e7408" style:font-weight-asian="bold" style:font-weight-complex="bold"/>
    </style:style>
    <style:style style:name="T4" style:family="text">
      <style:text-properties fo:font-weight="bold" officeooo:rsid="000f11e8" style:font-weight-asian="bold" style:font-weight-complex="bold"/>
    </style:style>
    <style:style style:name="T5" style:family="text">
      <style:text-properties fo:font-weight="bold" officeooo:rsid="000f724f" style:font-weight-asian="bold" style:font-weight-complex="bold"/>
    </style:style>
    <style:style style:name="T6" style:family="text">
      <style:text-properties fo:font-weight="bold" officeooo:rsid="000f11e8" style:font-size-asian="11pt" style:font-weight-asian="bold" style:font-size-complex="11pt" style:font-weight-complex="bold"/>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color="#000000" fo:font-size="12pt" fo:font-weight="bold" officeooo:rsid="000f11e8" style:font-size-asian="12pt" style:font-weight-asian="bold" style:font-size-complex="12pt" style:font-weight-complex="bold"/>
    </style:style>
    <style:style style:name="T9" style:family="text">
      <style:text-properties fo:color="#000000" fo:font-size="12pt" fo:font-weight="normal" officeooo:rsid="000f11e8" style:font-size-asian="12pt" style:font-weight-asian="normal" style:font-size-complex="12pt"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style:font-name="Liberation Serif" fo:font-size="11pt" style:font-size-asian="11pt" style:font-size-complex="11pt"/>
    </style:style>
    <style:style style:name="T13" style:family="text">
      <style:text-properties style:font-name="Liberation Serif" fo:font-size="11pt" fo:font-weight="bold" style:font-size-asian="11pt" style:font-weight-asian="bold" style:font-size-complex="11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f11e8" style:font-weight-asian="normal" style:font-weight-complex="normal"/>
    </style:style>
    <style:style style:name="T16" style:family="text">
      <style:text-properties fo:font-weight="normal" officeooo:rsid="000f724f" style:font-weight-asian="normal" style:font-weight-complex="normal"/>
    </style:style>
    <style:style style:name="T17" style:family="text">
      <style:text-properties fo:font-weight="normal" officeooo:rsid="0010eda9" style:font-weight-asian="normal" style:font-weight-complex="normal"/>
    </style:style>
    <style:style style:name="T18" style:family="text">
      <style:text-properties fo:font-weight="normal" officeooo:rsid="000f11e8" style:font-size-asian="11pt" style:font-weight-asian="normal" style:font-size-complex="11pt" style:font-weight-complex="normal"/>
    </style:style>
    <style:style style:name="T19" style:family="text">
      <style:text-properties officeooo:rsid="000f724f"/>
    </style:style>
    <style:style style:name="T20" style:family="text">
      <style:text-properties officeooo:rsid="0010eda9"/>
    </style:style>
    <style:style style:name="T21" style:family="text">
      <style:text-properties style:font-name="Liberation Serif1"/>
    </style:style>
    <style:style style:name="T22" style:family="text">
      <style:text-properties fo:font-size="999.900024414063pt" style:font-size-asian="874.900024414063pt" style:font-size-complex="999.900024414063pt"/>
    </style:style>
    <style:style style:name="T23" style:family="text">
      <style:text-properties fo:font-size="20pt" style:font-size-asian="17.5pt" style:font-size-complex="20pt"/>
    </style:style>
    <style:style style:name="T24" style:family="text">
      <style:text-properties fo:font-size="20pt" officeooo:rsid="0012a97d" style:font-size-asian="17.5pt" style:font-size-complex="20pt"/>
    </style:style>
    <style:style style:name="T2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iberation Sans1"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opacity="52%" draw:textarea-horizontal-align="justify" draw:textarea-vertical-align="middle" draw:auto-grow-height="false" fo:min-height="1.4791in" fo:min-width="3.7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Tango_20_Green" draw:opacity="50%" draw:textarea-horizontal-align="justify" draw:textarea-vertical-align="middle" draw:auto-grow-height="false" fo:min-height="0.4583in" fo:min-width="0.8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54in" fo:min-width="1.08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d4711a" draw:opacity="50%" draw:textarea-horizontal-align="justify" draw:textarea-vertical-align="middle" draw:auto-grow-height="false" fo:min-height="0.272in" fo:min-width="1.061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9a870" draw:opacity="97%" draw:textarea-horizontal-align="justify" draw:textarea-vertical-align="middle" draw:auto-grow-height="false" fo:min-height="0.2728in" fo:min-width="1.061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cc79b" draw:opacity="97%" draw:textarea-horizontal-align="justify" draw:textarea-vertical-align="middle" draw:auto-grow-height="false" fo:min-height="0.2728in" fo:min-width="1.061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aa61a" draw:textarea-horizontal-align="justify" draw:textarea-vertical-align="middle" draw:auto-grow-height="false" fo:min-height="0.5047in" fo:min-width="0.714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00b6bd" draw:textarea-horizontal-align="justify" draw:textarea-vertical-align="middle" draw:auto-grow-height="false" fo:min-height="0.3654in" fo:min-width="0.583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ff" draw:opacity="52%" draw:textarea-horizontal-align="justify" draw:textarea-vertical-align="middle" draw:auto-grow-height="false" fo:min-height="1.4791in" fo:min-width="3.7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Gradient_20_2" draw:opacity="50%" draw:textarea-horizontal-align="justify" draw:textarea-vertical-align="middle" draw:auto-grow-height="false" fo:min-height="0.4583in" fo:min-width="0.8016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98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ef413d" draw:opacity="50%" draw:textarea-horizontal-align="justify" draw:textarea-vertical-align="middle" draw:auto-grow-height="false" fo:min-height="0.272in" fo:min-width="0.97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450" draw:opacity="97%" draw:textarea-horizontal-align="justify" draw:textarea-vertical-align="middle" draw:auto-grow-height="false" fo:min-height="0.2728in" fo:min-width="0.975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6b6400" draw:textarea-horizontal-align="justify" draw:textarea-vertical-align="middle" draw:auto-grow-height="false" fo:min-height="0.5047in" fo:min-width="0.714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89c765" draw:textarea-horizontal-align="justify" draw:textarea-vertical-align="middle" draw:auto-grow-height="false" fo:min-height="0.3654in" fo:min-width="0.583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ffffff" draw:opacity="52%" draw:textarea-horizontal-align="justify" draw:textarea-vertical-align="middle" draw:auto-grow-height="false" fo:min-height="1.4791in" fo:min-width="3.75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12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Gradient_20_3" draw:opacity="50%" draw:textarea-horizontal-align="justify" draw:textarea-vertical-align="middle" draw:auto-grow-height="false" fo:min-height="0.4575in" fo:min-width="0.8016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e0c2cd" draw:textarea-horizontal-align="justify" draw:textarea-vertical-align="middle" draw:auto-grow-height="false" fo:min-height="0.3654in" fo:min-width="0.5839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4327in" fo:min-width="3.839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11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ff6d" draw:textarea-horizontal-align="justify" draw:textarea-vertical-align="middle" draw:auto-grow-height="false" fo:min-height="0.3654in" fo:min-width="0.583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ef413d" draw:opacity="50%" draw:textarea-horizontal-align="justify" draw:textarea-vertical-align="middle" draw:auto-grow-height="false" fo:min-height="0.272in" fo:min-width="0.9744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Tango_20_Green" draw:opacity="50%" draw:textarea-horizontal-align="justify" draw:textarea-vertical-align="middle" draw:auto-grow-height="false" fo:min-height="0.4583in" fo:min-width="0.800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3"><text:tab/><text:tab/><text:tab/><text:tab/><text:tab/><text:tab/></text:span><text:span text:style-name="T24">Report</text:span><text:tab/><text:tab/><text:tab/><text:tab/><text:tab/> <text:tab/></text:p>
      <text:p text:style-name="Standard"/>
      <text:p text:style-name="P1">I have design this project with 4 struct model these are:</text:p>
      <text:p text:style-name="P1"/>
      <text:p text:style-name="P1">1.)<text:span text:style-name="T2">Struct term </text:span><text:s/>is used for creating master linked list, its <text:span text:style-name="T2">typedef is Term ,</text:span>it has fallowing properties:</text:p>
      <text:p text:style-name="P2"><text:tab/></text:p>
      <text:p text:style-name="P2"><text:span text:style-name="T12"><text:tab/>a.)</text:span><text:span text:style-name="T13">char word[20]</text:span><text:span text:style-name="T12">:its stores the word itself.</text:span></text:p>
      <text:p text:style-name="P4"><text:span text:style-name="T1"><text:tab/>b.)</text:span><text:span text:style-name="T3">struct relationList *</text:span><text:span text:style-name="T10">firstOrderReleations, *secondOrderReleations,*thirdOrderReleations</text:span><text:span text:style-name="T11">:</text:span></text:p>
      <text:p text:style-name="P14"><text:tab/>these are holds the word’s term’s relations as linked list.</text:p>
      <text:p text:style-name="P5"><text:tab/>c.)<text:span text:style-name="T2">struct</text:span> <text:span text:style-name="T2">Document *documents: </text:span><text:span text:style-name="T14">its hold the documents the word occurred as linked list.</text:span></text:p>
      <text:p text:style-name="P5"><text:span text:style-name="T14"><text:tab/>d.)</text:span><text:span text:style-name="T2">struct Term *next</text:span><text:span text:style-name="T14">: its next pointer.</text:span></text:p>
      <text:p text:style-name="P5"/>
      <text:p text:style-name="P5">2.)<text:span text:style-name="T2">Struct relationList </text:span><text:span text:style-name="T14">is used <text:s/>creating first,second and third order relations </text:span><text:span text:style-name="T15">for the words </text:span><text:span text:style-name="T14"><text:s/>in master linked list, </text:span><text:span text:style-name="T4">its typedef is RL</text:span><text:span text:style-name="T15">, it has fallowing properties:</text:span></text:p>
      <text:p text:style-name="P8"><text:tab/></text:p>
      <text:p text:style-name="P6"><text:span text:style-name="T15"><text:tab/>a.)</text:span><text:span text:style-name="T4">Term *releatedTerm</text:span><text:span text:style-name="T15">:its hold the adress of term which is releated with the term in master linked list..</text:span></text:p>
      <text:p text:style-name="P6"><text:span text:style-name="T15"><text:tab/>b.)</text:span><text:span text:style-name="T4">RL *next</text:span><text:span text:style-name="T15">: its hold next RL node.</text:span></text:p>
      <text:p text:style-name="P17"/>
      <text:p text:style-name="P8">3.)<text:span text:style-name="T2">Struct Document</text:span> is used for the documents which term occurred and hold the number of occurences, its <text:span text:style-name="T2">typedef is Doc</text:span>, it has fallowing properties:</text:p>
      <text:p text:style-name="P8"/>
      <text:p text:style-name="P8"><text:tab/>a.)<text:span text:style-name="T2">char name[40]</text:span>:its holds the path of document(for example “dataset/econ/3.txt”).</text:p>
      <text:p text:style-name="P7"><text:span text:style-name="T2"><text:tab/></text:span><text:span text:style-name="T14">b.)</text:span><text:span text:style-name="T2">int count</text:span><text:span text:style-name="T14">: its holds number of occurrence of word in document.</text:span></text:p>
      <text:p text:style-name="P7"><text:span text:style-name="T14"><text:tab/>c.)</text:span><text:span text:style-name="T2">Doc *next: </text:span><text:span text:style-name="T14">its holds next node.</text:span></text:p>
      <text:p text:style-name="P8"/>
      <text:p text:style-name="P9"><text:span text:style-name="T18">4.)</text:span><text:span text:style-name="T6">Struct </text:span><text:span text:style-name="T7">MostFrequentWords </text:span><text:span text:style-name="T9">it used for finding most frequently used terms and inverse document frequency, its</text:span><text:span text:style-name="T8"> typedef is MFW, </text:span><text:span text:style-name="T9">it has fallowing properties:</text:span></text:p>
      <text:p text:style-name="P15"><text:tab/></text:p>
      <text:p text:style-name="P9"><text:span text:style-name="T8"><text:tab/></text:span><text:span text:style-name="T9">a.)</text:span><text:span text:style-name="T8">char category[40]</text:span><text:span text:style-name="T9">: it holds category(for example “health”). </text:span></text:p>
      <text:p text:style-name="P7"><text:span text:style-name="T14"><text:tab/>b.)</text:span><text:span text:style-name="T2">Term *word</text:span><text:span text:style-name="T14">: its hold </text:span><text:span text:style-name="T16">adrees of term that frequently used.</text:span></text:p>
      <text:p text:style-name="P7"><text:span text:style-name="T14"><text:tab/></text:span><text:span text:style-name="T16">c.)</text:span><text:span text:style-name="T5">int count</text:span><text:span text:style-name="T16">: its holds number of occurrence of term in given category</text:span></text:p>
      <text:p text:style-name="P7"><text:span text:style-name="T16"><text:tab/>d.)</text:span><text:span text:style-name="T5">double idf</text:span><text:span text:style-name="T16">: its holds value of given term’s inverse document frequency.</text:span></text:p>
      <text:p text:style-name="P7"><text:span text:style-name="T16"><text:tab/>e.)</text:span><text:span text:style-name="T5">MFW *next</text:span><text:span text:style-name="T16">: its holds next <text:s/>node of list.</text:span></text:p>
      <text:p text:style-name="P7"><text:span text:style-name="T16"/></text:p>
      <text:p text:style-name="P18">Big-O time of code n<text:span text:style-name="T21">^6</text:span></text:p>
      <text:p text:style-name="P18"/>
      <text:p text:style-name="P1">While creating term occurrence I <text:span text:style-name="T20">had</text:span> fallow this methods:</text:p>
      <text:p text:style-name="P1"/>
      <text:p text:style-name="P10">For first orde<text:span text:style-name="T19">r relations</text:span>:</text:p>
      <text:p text:style-name="P1"><text:tab/><text:span text:style-name="T19">I had check the words has common document name, if they have they added each others first order linked list.</text:span></text:p>
      <text:p text:style-name="P11"/>
      <text:p text:style-name="P3"><text:span text:style-name="T2">For </text:span><text:span text:style-name="T5">second</text:span><text:span text:style-name="T2"> orde</text:span><text:span text:style-name="T5">r</text:span><text:span text:style-name="T2"> </text:span><text:span text:style-name="T5">relations</text:span><text:span text:style-name="T2">:</text:span><text:tab/></text:p>
      <text:p text:style-name="P3"><text:tab/><text:span text:style-name="T19">I had check if both term has common word in their first order relations list while they don’t have first order relation, <text:s/>if these conditions satisfied they added each others second order linked list.</text:span></text:p>
      <text:p text:style-name="P3"/>
      <text:p text:style-name="P11">For <text:span text:style-name="T19">third</text:span> orde<text:span text:style-name="T19">r relations</text:span>:</text:p>
      <text:p text:style-name="P11"><text:tab/><text:span text:style-name="T16">First I had check whether these terms have first order or second order relation if they don’t, then I checked if they have common term in ,first term’s second order list and second term’s first order list or vice versa, if they then they added their third order linked list.</text:span></text:p>
      <text:p text:style-name="P21"/>
      <text:p text:style-name="P21"/>
      <text:p text:style-name="P21"><text:soft-page-break/></text:p>
      <text:p text:style-name="P21"/>
      <text:p text:style-name="P21"/>
      <text:p text:style-name="P12"><text:span text:style-name="T14">While creating </text:span><text:span text:style-name="T17">most frequently used ten words for each category I had fallow this methods:</text:span></text:p>
      <text:p text:style-name="P22"><text:tab/></text:p>
      <text:p text:style-name="P13"><text:span text:style-name="T17"><text:tab/>I create 3 different MFW list for each category(econ,health,magazine).To avoid storing 10 terms somewhere I used a int max and int tempMax, max is used in <text:s/>first function call after that tempMax considired, In first function call standard search for finding max frequent term after that word added MFW list <text:s/>program will check whether word is already in MFW list or not so we can easily find next most frequently used term even its has same count with first one we can add to list, and this function works with recursively</text:span><text:bookmark-start text:name="__DdeLink__4_1905172528"/><text:span text:style-name="T17"> </text:span><text:bookmark-end text:name="__DdeLink__4_1905172528"/><text:span text:style-name="T17">and to make sure exactly ten words I had a integer starts with 10 and while recalling itself its decrement by 1 and pasted as new one</text:span></text:p>
      <text:p text:style-name="P22"/>
      <text:p text:style-name="P21"><draw:g text:anchor-type="paragraph" draw:z-index="0" draw:name="Shape1" draw:style-name="gr1"><draw:custom-shape draw:style-name="gr2" draw:text-style-name="P23" svg:width="3.9504in" svg:height="1.578in" svg:x="0.0929in" svg:y="0.148in"><text:p/><draw:enhanced-geometry svg:viewBox="0 0 21600 21600" draw:type="rectangle" draw:enhanced-path="M 0 0 L 21600 0 21600 21600 0 21600 0 0 Z N"/></draw:custom-shape><draw:custom-shape draw:style-name="gr3" draw:text-style-name="P25" svg:width="0.9988in" svg:height="0.5571in" svg:x="0.0929in" svg:y="0.148in"><text:p text:style-name="P24"><text:span text:style-name="T25">word[20]</text:span></text:p><draw:enhanced-geometry svg:viewBox="0 0 21600 21600" draw:type="rectangle" draw:enhanced-path="M 0 0 L 21600 0 21600 21600 0 21600 0 0 Z N"/></draw:custom-shape><draw:frame draw:style-name="gr4" draw:text-style-name="P27" svg:width="1.4724in" svg:height="0.387in" svg:x="1.3953in" svg:y="0.2406in"><draw:text-box><text:p text:style-name="P26"><text:span text:style-name="T26">Struct Term</text:span></text:p></draw:text-box></draw:frame><draw:custom-shape draw:style-name="gr5" draw:text-style-name="P28" svg:width="1.2594in" svg:height="0.3713in" svg:x="2.7839in" svg:y="0.148in"><text:p text:style-name="P24"><text:span text:style-name="T25">*firstOrderRelation</text:span><text:span text:style-name="T25">s</text:span></text:p><draw:enhanced-geometry svg:viewBox="0 0 21600 21600" draw:type="rectangle" draw:enhanced-path="M 0 0 L 21600 0 21600 21600 0 21600 0 0 Z N"/></draw:custom-shape><draw:custom-shape draw:style-name="gr6" draw:text-style-name="P29" svg:width="1.2594in" svg:height="0.3717in" svg:x="2.7839in" svg:y="0.5189in"><text:p text:style-name="P24"><text:span text:style-name="T25">*secondOrderRelations</text:span></text:p><draw:enhanced-geometry svg:viewBox="0 0 21600 21600" draw:type="rectangle" draw:enhanced-path="M 0 0 L 21600 0 21600 21600 0 21600 0 0 Z N"/></draw:custom-shape><draw:custom-shape draw:style-name="gr7" draw:text-style-name="P30" svg:width="1.2594in" svg:height="0.3717in" svg:x="2.7839in" svg:y="0.8906in"><text:p text:style-name="P24"><text:span text:style-name="T25">*thirdOrder</text:span><text:span text:style-name="T25">Relations</text:span></text:p><draw:enhanced-geometry svg:viewBox="0 0 21600 21600" draw:type="rectangle" draw:enhanced-path="M 0 0 L 21600 0 21600 21600 0 21600 0 0 Z N"/></draw:custom-shape><draw:custom-shape draw:style-name="gr8" draw:text-style-name="P31" svg:width="0.9122in" svg:height="0.6039in" svg:x="0.0929in" svg:y="1.1224in"><text:p text:style-name="P24"><text:span text:style-name="T25">documents</text:span></text:p><draw:enhanced-geometry svg:viewBox="0 0 21600 21600" draw:type="rectangle" draw:enhanced-path="M 0 0 L 21600 0 21600 21600 0 21600 0 0 Z N"/></draw:custom-shape><draw:custom-shape draw:style-name="gr9" draw:text-style-name="P32" svg:width="0.7815in" svg:height="0.4642in" svg:x="3.2618in" svg:y="1.2618in"><text:p text:style-name="P24"><text:span text:style-name="T26">*next</text:span></text:p><draw:enhanced-geometry svg:viewBox="0 0 21600 21600" draw:type="rectangle" draw:enhanced-path="M 0 0 L 21600 0 21600 21600 0 21600 0 0 Z N"/></draw:custom-shape><draw:custom-shape draw:style-name="gr10" draw:text-style-name="P23" svg:width="3.9504in" svg:height="1.578in" svg:x="0.0929in" svg:y="2.3291in"><text:p/><draw:enhanced-geometry svg:viewBox="0 0 21600 21600" draw:type="rectangle" draw:enhanced-path="M 0 0 L 21600 0 21600 21600 0 21600 0 0 Z N"/></draw:custom-shape><draw:custom-shape draw:style-name="gr11" draw:text-style-name="P33" svg:width="0.9988in" svg:height="0.5571in" svg:x="0.0929in" svg:y="2.3291in"><text:p text:style-name="P24"><text:span text:style-name="T25"><text:s/></text:span><text:span text:style-name="T25">category[40]</text:span></text:p><draw:enhanced-geometry svg:viewBox="0 0 21600 21600" draw:type="rectangle" draw:enhanced-path="M 0 0 L 21600 0 21600 21600 0 21600 0 0 Z N"/></draw:custom-shape><draw:frame draw:style-name="gr12" draw:text-style-name="P34" svg:width="1.863in" svg:height="0.6268in" svg:x="1.1043in" svg:y="2.4583in"><draw:text-box><text:p text:style-name="P26"><text:span text:style-name="T27">Struct </text:span><text:span text:style-name="T28">Most Frequent </text:span><text:span text:style-name="T28"><text:tab/></text:span><text:span text:style-name="T28">Words <text:s text:c="33"/></text:span></text:p></draw:text-box></draw:frame><draw:custom-shape draw:style-name="gr13" draw:text-style-name="P35" svg:width="1.1724in" svg:height="0.3713in" svg:x="2.8709in" svg:y="2.3291in"><text:p text:style-name="P24"><text:span text:style-name="T25">count</text:span></text:p><draw:enhanced-geometry svg:viewBox="0 0 21600 21600" draw:type="rectangle" draw:enhanced-path="M 0 0 L 21600 0 21600 21600 0 21600 0 0 Z N"/></draw:custom-shape><draw:custom-shape draw:style-name="gr14" draw:text-style-name="P36" svg:width="1.1724in" svg:height="0.3717in" svg:x="2.8709in" svg:y="2.7in"><text:p text:style-name="P24"><text:span text:style-name="T25">idf</text:span></text:p><draw:enhanced-geometry svg:viewBox="0 0 21600 21600" draw:type="rectangle" draw:enhanced-path="M 0 0 L 21600 0 21600 21600 0 21600 0 0 Z N"/></draw:custom-shape><draw:custom-shape draw:style-name="gr15" draw:text-style-name="P37" svg:width="0.9122in" svg:height="0.6039in" svg:x="0.0929in" svg:y="3.3035in"><text:p text:style-name="P24"><text:span text:style-name="T25">*word</text:span></text:p><draw:enhanced-geometry svg:viewBox="0 0 21600 21600" draw:type="rectangle" draw:enhanced-path="M 0 0 L 21600 0 21600 21600 0 21600 0 0 Z N"/></draw:custom-shape><draw:custom-shape draw:style-name="gr16" draw:text-style-name="P38" svg:width="0.7815in" svg:height="0.4642in" svg:x="3.2618in" svg:y="3.4433in"><text:p text:style-name="P24"><text:span text:style-name="T26">*next</text:span></text:p><draw:enhanced-geometry svg:viewBox="0 0 21600 21600" draw:type="rectangle" draw:enhanced-path="M 0 0 L 21600 0 21600 21600 0 21600 0 0 Z N"/></draw:custom-shape><draw:custom-shape draw:style-name="gr17" draw:text-style-name="P23" svg:width="3.9504in" svg:height="1.578in" svg:x="0.0929in" svg:y="4.3701in"><text:p/><draw:enhanced-geometry svg:viewBox="0 0 21600 21600" draw:type="rectangle" draw:enhanced-path="M 0 0 L 21600 0 21600 21600 0 21600 0 0 Z N"/></draw:custom-shape><draw:frame draw:style-name="gr18" draw:text-style-name="P27" svg:width="2.3004in" svg:height="0.6114in" svg:x="0.6575in" svg:y="4.4642in"><draw:text-box><text:p text:style-name="P26"><text:span text:style-name="T26">Struct RelationList</text:span></text:p></draw:text-box></draw:frame><draw:custom-shape draw:style-name="gr19" draw:text-style-name="P39" svg:width="0.9988in" svg:height="0.5567in" svg:x="0.0929in" svg:y="5.3917in"><text:p text:style-name="P24"><text:span text:style-name="T25">*releatedTerm</text:span></text:p><draw:enhanced-geometry svg:viewBox="0 0 21600 21600" draw:type="rectangle" draw:enhanced-path="M 0 0 L 21600 0 21600 21600 0 21600 0 0 Z N"/></draw:custom-shape><draw:custom-shape draw:style-name="gr20" draw:text-style-name="P40" svg:width="0.7815in" svg:height="0.4642in" svg:x="3.2618in" svg:y="5.4382in"><text:p text:style-name="P24"><text:span text:style-name="T26">*next</text:span></text:p><draw:enhanced-geometry svg:viewBox="0 0 21600 21600" draw:type="rectangle" draw:enhanced-path="M 0 0 L 21600 0 21600 21600 0 21600 0 0 Z N"/></draw:custom-shape><draw:custom-shape draw:style-name="gr21" draw:text-style-name="P41" svg:width="4.0362in" svg:height="1.5315in" svg:x="0.05in" svg:y="6.4591in"><text:p/><draw:enhanced-geometry svg:viewBox="0 0 21600 21600" draw:type="rectangle" draw:enhanced-path="M 0 0 L 21600 0 21600 21600 0 21600 0 0 Z N"/></draw:custom-shape><draw:frame draw:style-name="gr22" draw:text-style-name="P27" svg:width="1.9969in" svg:height="0.6748in" svg:x="1.0047in" svg:y="6.5988in"><draw:text-box><text:p text:style-name="P26"><text:span text:style-name="T26">Struct Document</text:span></text:p></draw:text-box></draw:frame><draw:custom-shape draw:style-name="gr23" draw:text-style-name="P42" svg:width="0.7815in" svg:height="0.4642in" svg:x="3.3047in" svg:y="7.5264in"><text:p text:style-name="P24"><text:span text:style-name="T26">*next</text:span></text:p><draw:enhanced-geometry svg:viewBox="0 0 21600 21600" draw:type="rectangle" draw:enhanced-path="M 0 0 L 21600 0 21600 21600 0 21600 0 0 Z N"/></draw:custom-shape><draw:custom-shape draw:style-name="gr24" draw:text-style-name="P35" svg:width="1.1717in" svg:height="0.3713in" svg:x="2.9146in" svg:y="6.4591in"><text:p text:style-name="P24"><text:span text:style-name="T25">count</text:span></text:p><draw:enhanced-geometry svg:viewBox="0 0 21600 21600" draw:type="rectangle" draw:enhanced-path="M 0 0 L 21600 0 21600 21600 0 21600 0 0 Z N"/></draw:custom-shape><draw:custom-shape draw:style-name="gr25" draw:text-style-name="P25" svg:width="0.998in" svg:height="0.5571in" svg:x="0.05in" svg:y="6.4591in"><text:p text:style-name="P24"><text:span text:style-name="T25">name[40]</text:span></text:p><draw:enhanced-geometry svg:viewBox="0 0 21600 21600" draw:type="rectangle" draw:enhanced-path="M 0 0 L 21600 0 21600 21600 0 21600 0 0 Z N"/></draw:custom-shape></draw:g></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fff200" draw:end-color="#fff685" draw:start-intensity="100%" draw:end-intensity="100%" draw:angle="300" draw:border="0%"/>
    <draw:gradient draw:name="Gradient_20_3" draw:display-name="Gradient 3" draw:style="linear" draw:start-color="#ed1c24" draw:end-color="#fff685" draw:start-intensity="100%" draw:end-intensity="100%" draw:angle="300" draw:border="0%"/>
    <draw:gradient draw:name="Tango_20_Green" draw:display-name="Tango Green" draw:style="linear" draw:start-color="#fff200" draw:end-color="#4e9a0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8:46:12.807617854</meta:creation-date>
    <dc:date>2019-11-05T19:25:52.171321664</dc:date>
    <meta:editing-duration>PT22M47S</meta:editing-duration>
    <meta:editing-cycles>3</meta:editing-cycles>
    <meta:generator>LibreOffice/6.2.7.1$Linux_X86_64 LibreOffice_project/20$Build-1</meta:generator>
    <meta:document-statistic meta:table-count="0" meta:image-count="0" meta:object-count="0" meta:page-count="2" meta:paragraph-count="35" meta:word-count="500" meta:character-count="3111" meta:non-whitespace-character-count="2597"/>
  </office:meta>
</office:document-meta>
</file>